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8pt" style:font-size-asian="8pt" style:font-size-complex="8pt"/>
    </style:style>
  </office:automatic-styles>
  <office:body>
    <office:spreadsheet>
      <table:table table:name="AllRascalTests (Compiled)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023" table:default-cell-style-name="ce4"/>
        <table:table-row table:style-name="ro1">
          <table:table-cell table:style-name="ce1" office:value-type="string" calcext:value-type="string">
            <text:p>TESTS RUN AT $2015-09-16T06:39:10.378+00:00$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liasTests.rsc|: 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ssignmentTests.rsc|: 5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mprehensionTests.rsc|: 23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1.rsc|: 116 tests executed; 2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2.rsc|: 4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3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2.rsc|: 1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3.rsc|: 2 tests executed; 2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4.rsc|: 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ataDeclarationTests.rsc|: 5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ataTypeTests.rsc|: 7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KeywordParameterTests.rsc|: 18 tests executed; 4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egExpTests.rsc|: 7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etMatchTests2.rsc|: 1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tatementTests.rsc|: 10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TryCatchTests.rsc|: 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VisitTests.rsc|: 159 tests executed; 1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Equality.rsc|: 6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Functions.rsc|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O.rsc|: 2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sDefined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istRelations.rsc|: 2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atching.rsc|: 1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emoization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Overloading.rsc|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olvedIssues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Tuples.rsc|: 1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istTests.rsc|: 24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NodeTests.rsc|: 5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ValueIOTests.rsc|: 4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graphs/GraphTests.rsc|: 4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1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1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BSTRACTTYPE.rsc|: 1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1.rsc|: 1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2.rsc|: 1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1.rsc|: 1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2.rsc|: 1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3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PARSETREE.rsc|: 1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TYPE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ImportBase.rsc|: 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ImportBaseExtended.rsc|: 1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ExtendBase.rsc|: 1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ExtendBaseExtended.rsc|: 1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WordCount.rsc|: 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mbined/Automatic/Ev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mbined/Manual/Ev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Lisra/Test.rsc|: 2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Slicing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format/Grammar.rsc|: 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ParserGeneratorTests.rsc|: 3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PicoGrammar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Grammar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RascalGrammar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KnownIssues.rsc|: 2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taticTestingUtilsTests.rsc|: 14 tests executed; 1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ccumulatingTCTests.rsc|: 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: 51 tests executed; 2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nnotationTCTests.rsc|: 7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ssignmentTCTests.rsc|: 20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: 21 tests executed; 1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17 tests executed; 2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ataDeclarationTCTests.rsc|: 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ataTypeTCTests.rsc|: 4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eclarationTCTests.rsc|: 2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ImportTCTests.rsc|: 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PatternTCTests.rsc|: 66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ProjectionTCTests.rsc|: 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RegExpTCTests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copeTCTests.rsc|: 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tatementTCTests.rsc|: 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ubscriptTCTests.rsc|: 18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VisitTCTests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(7589,133,&lt;169,0&gt;,&lt;172,27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(7349,239,&lt;161,0&gt;,&lt;168,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SyntaxTests3.rsc|(709,58,&lt;25,0&gt;,&lt;25,58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SyntaxTests3.rsc|(525,63,&lt;21,0&gt;,&lt;21,63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2146,134,&lt;89,0&gt;,&lt;98,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701,54,&lt;64,0&gt;,&lt;64,54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082,161,&lt;42,0&gt;,&lt;45,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851,62,&lt;34,0&gt;,&lt;36,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9328,86,&lt;362,0&gt;,&lt;363,63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library/lang/csv/CSVIOTests.rsc|(1892,88,&lt;64,0&gt;,&lt;64,88&gt;): FALSE "inferred types"test fails for arguments: {&lt;"","퉯㩋䞃혵툷",-7,"20r",{|tmp:///%F0%A0%97%A7|,|tmp:///|}&gt;}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taticTestingUtilsTests.rsc|(169,41,&lt;7,0&gt;,&lt;7,41&gt;): FALSE "{error(\"Cannot import module CheckStatementsString\",|test-modules:///CheckStatementsString.rsc|(0 ..."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(13378,110,&lt;353,0&gt;,&lt;354,86&gt;): FALSE "{}"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(495,152,&lt;12,0&gt;,&lt;14,1&gt;): FALSE "{error(\"Cannot import module CheckStatementsString\",|test-modules:///CheckStatementsString.rsc|(0 ...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4896 tests executed; 30 failed; 0 ignored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taticTestingUtilsTests.rsc|: "{error(\"Cannot import module CheckStatementsString\",|test-modules:///CheckStatementsString.rsc|(0 ...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: "{error(\"Cannot import module CheckStatementsString\",|test-modules:///CheckStatementsString.rsc|(0 ...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10">
          <table:table-cell table:style-name="ce2"/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50">
          <table:table-cell table:style-name="ce3"/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 (C 2x, rechecked)" table:style-name="ta1">
        <office:forms form:automatic-focus="false" form:apply-design-mode="false"/>
        <table:table-column table:style-name="co2" table:number-columns-repeated="1024" table:default-cell-style-name="ce4"/>
        <table:table-row table:style-name="ro1">
          <table:table-cell table:style-name="ce5" office:value-type="string" calcext:value-type="string">
            <text:p>TESTS RUN AT $2015-09-16T09:37:14.829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AliasTests.rsc|: 25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AssignmentTests.rsc|: 5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omprehensionTests.rsc|: 23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oncretePatternTests1.rsc|: 116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oncretePatternTests2.rsc|: 4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oncretePatternTests3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oncreteSyntaxTests2.rsc|: 1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oncreteSyntaxTests3.rsc|: 2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oncreteSyntaxTests4.rsc|: 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DataDeclaration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DataTypeTests.rsc|: 72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Tests.rsc|: 18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Rang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RegExpTests.rsc|: 7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SetMatchTests2.rsc|: 1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StatementTests.rsc|: 10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TryCatch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VisitTests.rsc|: 159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Equality.rsc|: 6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Functions.rsc|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IO.rsc|: 2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IsDefined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ListRelations.rsc|: 2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Matching.rsc|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Memoization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SolvedIssues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Tuples.rsc|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ListTests.rsc|: 24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NodeTests.rsc|: 5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ValueIOTests.rsc|: 4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analysis/graphs/Graph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lang/csv/CSVIOTests.rsc|: 10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imports/ImportTests1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ABSTRACTTYPE.rsc|: 1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A1.rsc|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A2.rsc|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B1.rsc|: 1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B2.rsc|: 1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B3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PARSETREE.rsc|: 1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TYPE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UseImportBase.rsc|: 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UseImportBaseExtended.rsc|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UseExtendBase.rsc|: 1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UseExtendBaseExtended.rsc|: 1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WordCount/WordCount.rsc|: 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lang/Exp/Combined/Automatic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lang/Exp/Combined/Manual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lang/Lisra/Test.rsc|: 2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Slicing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format/Grammar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grammar/tests/ParserGeneratorTests.rsc|: 3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grammar/tests/Pico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grammar/tests/C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grammar/tests/LiteralsTests.rsc|: 3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grammar/tests/Rascal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Known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taticTestingUtilsTests.rsc|: 14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51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oncretePatternTests1.rsc|(7589,133,&lt;169,0&gt;,&lt;172,27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oncretePatternTests1.rsc|(7349,239,&lt;161,0&gt;,&lt;168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oncreteSyntaxTests3.rsc|(709,58,&lt;25,0&gt;,&lt;25,5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oncreteSyntaxTests3.rsc|(525,63,&lt;21,0&gt;,&lt;21,63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Tests.rsc|(2146,134,&lt;89,0&gt;,&lt;98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VisitTests.rsc|(9328,86,&lt;362,0&gt;,&lt;363,63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lang/csv/CSVIOTests.rsc|(1753,51,&lt;61,0&gt;,&lt;61,51&gt;): FALSE "inferred types"test fails for arguments: {&lt;"",($0949-07-10T04:22:39.231+00:00$:0.3039586368971219)&gt;,&lt;"0e11",($2016-11-28T11:38:18.294+00:00$:0.0,$2016-06-05T03:08:38.248+00:00$:0.20501185142546596)&gt;}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taticTestingUtilsTests.rsc|(169,41,&lt;7,0&gt;,&lt;7,41&gt;): FALSE "{error(\"Cannot import module CheckStatementsString\",|test-modules:///CheckStatementsString.rsc|(0 ...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(495,152,&lt;12,0&gt;,&lt;14,1&gt;): FALSE "{error(\"Cannot import module CheckStatementsString\",|test-modules:///CheckStatementsString.rsc|(0 ...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4896 tests executed; 31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taticTestingUtilsTests.rsc|: "{error(\"Cannot import module CheckStatementsString\",|test-modules:///CheckStatementsString.rsc|(0 ...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"{error(\"Cannot import module CheckStatementsString\",|test-modules:///CheckStatementsString.rsc|(0 ...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executeProgram: experiments::Compiler::Tests::AllRascalTests/main(list(value());)#0 1958380 m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Executing: 1958380m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Executing: 1980449 ms</text:p>
          </table:table-cell>
          <table:table-cell table:number-columns-repeated="1023"/>
        </table:table-row>
        <table:table-row table:style-name="ro1" table:number-rows-repeated="4">
          <table:table-cell table:style-name="ce6"/>
          <table:table-cell table:number-columns-repeated="1023"/>
        </table:table-row>
        <table:table-row table:style-name="ro1" table:number-rows-repeated="28">
          <table:table-cell table:style-name="ce3"/>
          <table:table-cell table:number-columns-repeated="1023"/>
        </table:table-row>
        <table:table-row table:style-name="ro1" table:number-rows-repeated="10483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(C 2x, rechecked, new visits)" table:style-name="ta1">
        <table:table-column table:style-name="co2" table:number-columns-repeated="1024" table:default-cell-style-name="ce4"/>
        <table:table-row table:style-name="ro1">
          <table:table-cell table:style-name="ce3" office:value-type="string" calcext:value-type="string">
            <text:p>TESTS RUN AT $2015-08-01T20:32:46.000+00:00$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AliasTests.rsc|: 25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AssignmentTests.rsc|: 57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mprehensionTests.rsc|: 23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PatternTests3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SyntaxTests3.rsc|: 2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SyntaxTests4.rsc|: 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DataDeclaration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DataTypeTests.rsc|: 7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Tests.rsc|: 18 tests executed; 4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Rang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RegExpTests.rsc|: 7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SetMatchTests2.rsc|: 17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StatementTests.rsc|: 103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TryCatch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VisitTests.rsc|: 159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Equality.rsc|: 6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Function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IO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IsDefined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ListRelation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Matching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Tuples.rsc|: 1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ListTests.rsc|: 24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NodeTests.rsc|: 5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ValueIOTests.rsc|: 4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analysis/graphs/Graph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lang/csv/CSVIOTests.rsc|: 10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1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ABSTRACTTYPE.rsc|: 17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A1.rsc|: 1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A2.rsc|: 1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B1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B2.rsc|: 1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B3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PARSETREE.rsc|: 1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TYPE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UseImportBase.rsc|: 7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UseImportBaseExtended.rsc|: 1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UseExtendBase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UseExtendBaseExtended.rsc|: 1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WordCount/WordCount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Exp/Combined/Automatic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Exp/Combined/Manual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Lisra/Test.rsc|: 2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Slicing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format/Grammar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ParserGeneratorTests.rsc|: 3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Pico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C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LiteralsTests.rsc|: 3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Rascal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Known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DataTypeTCTests.rsc|: 4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SyntaxTests3.rsc|(709,58,&lt;25,0&gt;,&lt;25,58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SyntaxTests3.rsc|(525,63,&lt;21,0&gt;,&lt;21,63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Tests.rsc|(2146,134,&lt;89,0&gt;,&lt;98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Tests.rsc|(1701,54,&lt;64,0&gt;,&lt;64,54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Tests.rsc|(1082,161,&lt;42,0&gt;,&lt;45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Tests.rsc|(851,62,&lt;34,0&gt;,&lt;36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tatementTests.rsc|(3387,909,&lt;79,0&gt;,&lt;123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VisitTests.rsc|(9328,86,&lt;362,0&gt;,&lt;363,63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emoization.rsc|(450,183,&lt;26,0&gt;,&lt;35,1&gt;): FALSE test fails for arguments: {-649250621}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ang/csv/CSVIOTests.rsc|(1806,85,&lt;63,0&gt;,&lt;63,85&gt;): FALSE "inferred types"test fails for arguments: {&lt;"If0","03r5",2013662839,true,0.6912303576407084&gt;,&lt;"GHV6","𒊍𒁳䓭",961565762,true,0.2505760474237496&gt;}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ang/csv/CSVIOTests.rsc|(1753,51,&lt;61,0&gt;,&lt;61,51&gt;): FALSE "inferred types"test fails for arguments: {&lt;"22r7",$2804-08-13T12:01:13.356+00:00$&gt;}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TEST SUMMARY: 4662 tests executed; 30 failed; 0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PatternTests1.rsc|: Cannot execute due to compilation errors: {error("Name as is not in scope",|project://rascal/src/org/rascalmpl/library/lang/rascal/tests/functionality/ConcretePatternTests1.rsc|(8641,2,&lt;218,13&gt;,&lt;218,15&gt;)),error("Name as is not in scope",|project://rascal/src/org/rascalmpl/library/lang/rascal/tests/functionality/ConcretePatternTests1.rsc|(1098,2,&lt;51,64&gt;,&lt;51,66&gt;)),error("Name cs is not in scope",|project://rascal/src/org/rascalmpl/library/lang/rascal/tests/functionality/ConcretePatternTests1.rsc|(3392,2,&lt;87,80&gt;,&lt;87,82&gt;)),error("Name ds is not in scope",|project://rascal/src/org/rascalmpl/library/lang/rascal/tests/functionality/ConcretePatternTests1.rsc|(9992,2,&lt;288,13&gt;,&lt;288,15&gt;)),error("Name as1 is not in scope",|project://rascal/src/org/rascalmpl/library/lang/rascal/tests/functionality/ConcretePatternTests1.rsc|(1855,3,&lt;64,96&gt;,&lt;64,99&gt;)),error("Name ds is not in scope",|project://rascal/src/org/rascalmpl/library/lang/rascal/tests/functionality/ConcretePatternTests1.rsc|(9792,2,&lt;278,13&gt;,&lt;278,15&gt;)),error("Name cs is not in scope",|project://rascal/src/org/rascalmpl/library/lang/rascal/tests/functionality/ConcretePatternTests1.rsc|(3486,2,&lt;89,78&gt;,&lt;89,80&gt;)),error("Name cs2 is not in scope",|project://rascal/src/org/rascalmpl/library/lang/rascal/tests/functionality/ConcretePatternTests1.rsc|(4321,3,&lt;100,114&gt;,&lt;100,117&gt;)),error("Name cs2 is not in scope",|project://rascal/src/org/rascalmpl/library/lang/rascal/tests/functionality/ConcretePatternTests1.rsc|(4453,3,&lt;101,114&gt;,&lt;101,117&gt;)),error("Name bs1 is not in scope",|project://rascal/src/org/rascalmpl/library/lang/rascal/tests/functionality/ConcretePatternTests1.rsc|(2873,3,&lt;80,77&gt;,&lt;80,80&gt;)),error("Name bs is not in scope",|project://rascal/src/org/rascalmpl/library/lang/rascal/tests/functionality/ConcretePatternTests1.rsc|(2277,2,&lt;71,63&gt;,&lt;71,65&gt;)),error("Name cs1 is not in scope",|project://rascal/src/org/rascalmpl/library/lang/rascal/tests/functionality/ConcretePatternTests1.rsc|(4573,3,&lt;104,100&gt;,&lt;104,103&gt;)),error("Name bs is not in scope",|project://rascal/src/org/rascalmpl/library/lang/rascal/tests/functionality/ConcretePatternTests1.rsc|(2045,2,&lt;67,61&gt;,&lt;67,63&gt;)),error("Name as is not in scope",|project://rascal/src/org/rascalmpl/library/lang/rascal/tests/functionality/ConcretePatternTests1.rsc|(1662,2,&lt;61,68&gt;,&lt;61,70&gt;)),error("Name bs is not in scope",|project://rascal/src/org/rascalmpl/library/lang/rascal/tests/functionality/ConcretePatternTests1.rsc|(9192,2,&lt;248,13&gt;,&lt;248,15&gt;)),error("Name as is not in scope",|project://rascal/src/org/rascalmpl/library/lang/rascal/tests/functionality/ConcretePatternTests1.rsc|(1338,2,&lt;55,66&gt;,&lt;55,68&gt;)),error("Name as1 is not in scope",|project://rascal/src/org/rascalmpl/library/lang/rascal/tests/functionality/ConcretePatternTests1.rsc|(1837,3,&lt;64,78&gt;,&lt;64,81&gt;)),error("Name cs is not in scope",|project://rascal/src/org/rascalmpl/library/lang/rascal/tests/functionality/ConcretePatternTests1.rsc|(3853,2,&lt;94,78&gt;,&lt;94,80&gt;)),error("Name as1 is not in scope",|project://rascal/src/org/rascalmpl/library/lang/rascal/tests/functionality/ConcretePatternTests1.rsc|(1949,3,&lt;65,79&gt;,&lt;65,82&gt;)),error("Name bs is not in scope",|project://rascal/src/org/rascalmpl/library/lang/rascal/tests/functionality/ConcretePatternTests1.rsc|(2600,2,&lt;76,68&gt;,&lt;76,70&gt;)),error("Name cs2 is not in scope",|project://rascal/src/org/rascalmpl/library/lang/rascal/tests/functionality/ConcretePatternTests1.rsc|(4192,3,&lt;98,110&gt;,&lt;98,113&gt;)),error("Name cs2 is not in scope",|project://rascal/src/org/rascalmpl/library/lang/rascal/tests/functionality/ConcretePatternTests1.rsc|(4068,3,&lt;97,106&gt;,&lt;97,109&gt;)),error("Name bs is not in scope",|project://rascal/src/org/rascalmpl/library/lang/rascal/tests/functionality/ConcretePatternTests1.rsc|(2356,2,&lt;72,64&gt;,&lt;72,66&gt;)),error("Name bs is not in scope",|project://rascal/src/org/rascalmpl/library/lang/rascal/tests/functionality/ConcretePatternTests1.rsc|(2436,2,&lt;74,66&gt;,&lt;74,68&gt;)),error("Name ds is not in scope",|project://rascal/src/org/rascalmpl/library/lang/rascal/tests/functionality/ConcretePatternTests1.rsc|(4949,2,&lt;109,78&gt;,&lt;109,80&gt;)),error("Name cs0 is not in scope",|project://rascal/src/org/rascalmpl/library/lang/rascal/tests/functionality/ConcretePatternTests1.rsc|(11460,3,&lt;339,68&gt;,&lt;339,71&gt;)),error("Name ds is not in scope",|project://rascal/src/org/rascalmpl/library/lang/rascal/tests/functionality/ConcretePatternTests1.rsc|(4673,2,&lt;106,67&gt;,&lt;106,69&gt;)),error("Name as is not in scope",|project://rascal/src/org/rascalmpl/library/lang/rascal/tests/functionality/ConcretePatternTests1.rsc|(8825,2,&lt;228,13&gt;,&lt;228,15&gt;)),error("Name as is not in scope",|project://rascal/src/org/rascalmpl/library/lang/rascal/tests/functionality/ConcretePatternTests1.rsc|(1499,2,&lt;58,66&gt;,&lt;58,68&gt;)),error("Name as is not in scope",|project://rascal/src/org/rascalmpl/library/lang/rascal/tests/functionality/ConcretePatternTests1.rsc|(1419,2,&lt;56,68&gt;,&lt;56,70&gt;)),error("Name ds2 is not in scope",|project://rascal/src/org/rascalmpl/library/lang/rascal/tests/functionality/ConcretePatternTests1.rsc|(5576,3,&lt;116,103&gt;,&lt;116,106&gt;)),error("Name cs is not in scope",|project://rascal/src/org/rascalmpl/library/lang/rascal/tests/functionality/ConcretePatternTests1.rsc|(3680,2,&lt;91,82&gt;,&lt;91,84&gt;)),error("Name ds2 is not in scope",|project://rascal/src/org/rascalmpl/library/lang/rascal/tests/functionality/ConcretePatternTests1.rsc|(5692,3,&lt;117,103&gt;,&lt;117,106&gt;)),error("Name ds2 is not in scope",|project://rascal/src/org/rascalmpl/library/lang/rascal/tests/functionality/ConcretePatternTests1.rsc|(5820,3,&lt;118,115&gt;,&lt;118,118&gt;)),error("Name ds2 is not in scope",|project://rascal/src/org/rascalmpl/library/lang/rascal/tests/functionality/ConcretePatternTests1.rsc|(5460,3,&lt;115,103&gt;,&lt;115,106&gt;)),error("Name ds2 is not in scope",|project://rascal/src/org/rascalmpl/library/lang/rascal/tests/functionality/ConcretePatternTests1.rsc|(5344,3,&lt;114,100&gt;,&lt;114,103&gt;)),error("Name cs1 is not in scope",|project://rascal/src/org/rascalmpl/library/lang/rascal/tests/functionality/ConcretePatternTests1.rsc|(4435,3,&lt;101,96&gt;,&lt;101,99&gt;)),error("Name cs1 is not in scope",|project://rascal/src/org/rascalmpl/library/lang/rascal/tests/functionality/ConcretePatternTests1.rsc|(4303,3,&lt;100,96&gt;,&lt;100,99&gt;)),error("Name cs is not in scope",|project://rascal/src/org/rascalmpl/library/lang/rascal/tests/functionality/ConcretePatternTests1.rsc|(9389,2,&lt;258,13&gt;,&lt;258,15&gt;)),error("Name bs is not in scope",|project://rascal/src/org/rascalmpl/library/lang/rascal/tests/functionality/ConcretePatternTests1.rsc|(2123,2,&lt;68,62&gt;,&lt;68,64&gt;)),error("Name cs2 is not in scope",|project://rascal/src/org/rascalmpl/library/lang/rascal/tests/functionality/ConcretePatternTests1.rsc|(4591,3,&lt;104,118&gt;,&lt;104,121&gt;)),error("Name bs is not in scope",|project://rascal/src/org/rascalmpl/library/lang/rascal/tests/functionality/ConcretePatternTests1.rsc|(2199,2,&lt;69,63&gt;,&lt;69,65&gt;)),error("Name ds is not in scope",|project://rascal/src/org/rascalmpl/library/lang/rascal/tests/functionality/ConcretePatternTests1.rsc|(4854,2,&lt;108,76&gt;,&lt;108,78&gt;)),error("Name ds is not in scope",|project://rascal/src/org/rascalmpl/library/lang/rascal/tests/functionality/ConcretePatternTests1.rsc|(5042,2,&lt;110,78&gt;,&lt;110,80&gt;)),error("Name ds1 is not in scope",|project://rascal/src/org/rascalmpl/library/lang/rascal/tests/functionality/ConcretePatternTests1.rsc|(5327,3,&lt;114,83&gt;,&lt;114,86&gt;)),error("Name as is not in scope",|project://rascal/src/org/rascalmpl/library/lang/rascal/tests/functionality/ConcretePatternTests1.rsc|(1580,2,&lt;59,68&gt;,&lt;59,70&gt;)),error("Name ds1 is not in scope",|project://rascal/src/org/rascalmpl/library/lang/rascal/tests/functionality/ConcretePatternTests1.rsc|(5443,3,&lt;115,86&gt;,&lt;115,89&gt;)),error("Name ds1 is not in scope",|project://rascal/src/org/rascalmpl/library/lang/rascal/tests/functionality/ConcretePatternTests1.rsc|(5559,3,&lt;116,86&gt;,&lt;116,89&gt;)),error("Name bs1 is not in scope",|project://rascal/src/org/rascalmpl/library/lang/rascal/tests/functionality/ConcretePatternTests1.rsc|(2783,3,&lt;79,87&gt;,&lt;79,90&gt;)),error("Name ds is not in scope",|project://rascal/src/org/rascalmpl/library/lang/rascal/tests/functionality/ConcretePatternTests1.rsc|(5230,2,&lt;112,80&gt;,&lt;112,82&gt;)),error("Name bs2 is not in scope",|project://rascal/src/org/rascalmpl/library/lang/rascal/tests/functionality/ConcretePatternTests1.rsc|(2890,3,&lt;80,94&gt;,&lt;80,97&gt;)),error("Name cs is not in scope",|project://rascal/src/org/rascalmpl/library/lang/rascal/tests/functionality/ConcretePatternTests1.rsc|(3295,2,&lt;86,78&gt;,&lt;86,80&gt;)),error("Name as is not in scope",|project://rascal/src/org/rascalmpl/library/lang/rascal/tests/functionality/ConcretePatternTests1.rsc|(1744,2,&lt;62,69&gt;,&lt;62,71&gt;)),error("Name ds1 is not in scope",|project://rascal/src/org/rascalmpl/library/lang/rascal/tests/functionality/ConcretePatternTests1.rsc|(5803,3,&lt;118,98&gt;,&lt;118,101&gt;)),error("Name ds1 is not in scope",|project://rascal/src/org/rascalmpl/library/lang/rascal/tests/functionality/ConcretePatternTests1.rsc|(5675,3,&lt;117,86&gt;,&lt;117,89&gt;)),error("Name cs is not in scope",|project://rascal/src/org/rascalmpl/library/lang/rascal/tests/functionality/ConcretePatternTests1.rsc|(3583,2,&lt;90,80&gt;,&lt;90,82&gt;)),error("Name as2 is not in scope",|project://rascal/src/org/rascalmpl/library/lang/rascal/tests/functionality/ConcretePatternTests1.rsc|(1967,3,&lt;65,97&gt;,&lt;65,100&gt;)),error("Name ds2 is not in scope",|project://rascal/src/org/rascalmpl/library/lang/rascal/tests/functionality/ConcretePatternTests1.rsc|(5951,3,&lt;119,115&gt;,&lt;119,118&gt;)),error("Name bs is not in scope",|project://rascal/src/org/rascalmpl/library/lang/rascal/tests/functionality/ConcretePatternTests1.rsc|(9007,2,&lt;238,13&gt;,&lt;238,15&gt;)),error("Name bs is not in scope",|project://rascal/src/org/rascalmpl/library/lang/rascal/tests/functionality/ConcretePatternTests1.rsc|(2682,2,&lt;77,69&gt;,&lt;77,71&gt;)),error("Name cs1 is not in scope",|project://rascal/src/org/rascalmpl/library/lang/rascal/tests/functionality/ConcretePatternTests1.rsc|(4050,3,&lt;97,88&gt;,&lt;97,91&gt;)),error("Name bs is not in scope",|project://rascal/src/org/rascalmpl/library/lang/rascal/tests/functionality/ConcretePatternTests1.rsc|(2518,2,&lt;75,67&gt;,&lt;75,69&gt;)),error("Name cs1 is not in scope",|project://rascal/src/org/rascalmpl/library/lang/rascal/tests/functionality/ConcretePatternTests1.rsc|(4174,3,&lt;98,92&gt;,&lt;98,95&gt;)),error("Name bs1 is not in scope",|project://rascal/src/org/rascalmpl/library/lang/rascal/tests/functionality/ConcretePatternTests1.rsc|(3090,3,&lt;82,76&gt;,&lt;82,79&gt;)),error("Name ds is not in scope",|project://rascal/src/org/rascalmpl/library/lang/rascal/tests/functionality/ConcretePatternTests1.rsc|(5135,2,&lt;111,78&gt;,&lt;111,80&gt;)),error("Name bs1 is not in scope",|project://rascal/src/org/rascalmpl/library/lang/rascal/tests/functionality/ConcretePatternTests1.rsc|(2982,3,&lt;81,78&gt;,&lt;81,81&gt;)),error("Name cs is not in scope",|project://rascal/src/org/rascalmpl/library/lang/rascal/tests/functionality/ConcretePatternTests1.rsc|(9592,2,&lt;268,13&gt;,&lt;268,15&gt;)),error("Name ds is not in scope",|project://rascal/src/org/rascalmpl/library/lang/rascal/tests/functionality/ConcretePatternTests1.rsc|(4759,2,&lt;107,74&gt;,&lt;107,76&gt;)),error("Name bs2 is not in scope",|project://rascal/src/org/rascalmpl/library/lang/rascal/tests/functionality/ConcretePatternTests1.rsc|(2999,3,&lt;81,95&gt;,&lt;81,98&gt;)),error("Name bs1 is not in scope",|project://rascal/src/org/rascalmpl/library/lang/rascal/tests/functionality/ConcretePatternTests1.rsc|(2766,3,&lt;79,70&gt;,&lt;79,73&gt;)),error("Name bs2 is not in scope",|project://rascal/src/org/rascalmpl/library/lang/rascal/tests/functionality/ConcretePatternTests1.rsc|(3107,3,&lt;82,93&gt;,&lt;82,96&gt;)),error("Name cs is not in scope",|project://rascal/src/org/rascalmpl/library/lang/rascal/tests/functionality/ConcretePatternTests1.rsc|(3198,2,&lt;85,76&gt;,&lt;85,78&gt;)),error("Name ds1 is not in scope",|project://rascal/src/org/rascalmpl/library/lang/rascal/tests/functionality/ConcretePatternTests1.rsc|(5934,3,&lt;119,98&gt;,&lt;119,101&gt;)),error("Name cs is not in scope",|project://rascal/src/org/rascalmpl/library/lang/rascal/tests/functionality/ConcretePatternTests1.rsc|(3946,2,&lt;95,80&gt;,&lt;95,82&gt;)),error("Name cs1 is not in scope",|project://rascal/src/org/rascalmpl/library/lang/rascal/tests/functionality/ConcretePatternTests1.rsc|(11755,3,&lt;347,68&gt;,&lt;347,71&gt;)),error("Name as is not in scope",|project://rascal/src/org/rascalmpl/library/lang/rascal/tests/functionality/ConcretePatternTests1.rsc|(1177,2,&lt;53,65&gt;,&lt;53,67&gt;)),error("Name as is not in scope",|project://rascal/src/org/rascalmpl/library/lang/rascal/tests/functionality/ConcretePatternTests1.rsc|(1257,2,&lt;54,66&gt;,&lt;54,68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PatternTests2.rsc|: Cannot execute due to compilation errors: {error("Name th2 is not in scope",|project://rascal/src/org/rascalmpl/library/lang/rascal/tests/functionality/ConcretePatternTests2.rsc|(2467,3,&lt;40,193&gt;,&lt;40,196&gt;)),error("Name e2 is not in scope",|project://rascal/src/org/rascalmpl/library/lang/rascal/tests/functionality/ConcretePatternTests2.rsc|(1077,2,&lt;31,141&gt;,&lt;31,143&gt;)),error("Name th is not in scope",|project://rascal/src/org/rascalmpl/library/lang/rascal/tests/functionality/ConcretePatternTests2.rsc|(1370,2,&lt;33,166&gt;,&lt;33,168&gt;)),error("Name th2 is not in scope",|project://rascal/src/org/rascalmpl/library/lang/rascal/tests/functionality/ConcretePatternTests2.rsc|(2710,3,&lt;41,206&gt;,&lt;41,209&gt;)),error("Name th1 is not in scope",|project://rascal/src/org/rascalmpl/library/lang/rascal/tests/functionality/ConcretePatternTests2.rsc|(2450,3,&lt;40,176&gt;,&lt;40,179&gt;)),error("Name rhs is not in scope",|project://rascal/src/org/rascalmpl/library/lang/rascal/tests/functionality/ConcretePatternTests2.rsc|(1637,3,&lt;36,222&gt;,&lt;36,225&gt;)),error("Name th1 is not in scope",|project://rascal/src/org/rascalmpl/library/lang/rascal/tests/functionality/ConcretePatternTests2.rsc|(2693,3,&lt;41,189&gt;,&lt;41,192&gt;)),error("Name x is not in scope",|project://rascal/src/org/rascalmpl/library/lang/rascal/tests/functionality/ConcretePatternTests2.rsc|(1043,1,&lt;31,107&gt;,&lt;31,108&gt;)),error("Name c is not in scope",|project://rascal/src/org/rascalmpl/library/lang/rascal/tests/functionality/ConcretePatternTests2.rsc|(1576,1,&lt;36,161&gt;,&lt;36,162&gt;)),error("Name e1 is not in scope",|project://rascal/src/org/rascalmpl/library/lang/rascal/tests/functionality/ConcretePatternTests2.rsc|(1059,2,&lt;31,123&gt;,&lt;31,125&gt;)),error("Name th is not in scope",|project://rascal/src/org/rascalmpl/library/lang/rascal/tests/functionality/ConcretePatternTests2.rsc|(1592,2,&lt;36,177&gt;,&lt;36,179&gt;)),error("Name lhs is not in scope",|project://rascal/src/org/rascalmpl/library/lang/rascal/tests/functionality/ConcretePatternTests2.rsc|(1619,3,&lt;36,204&gt;,&lt;36,207&gt;)),error("Name e is not in scope",|project://rascal/src/org/rascalmpl/library/lang/rascal/tests/functionality/ConcretePatternTests2.rsc|(924,1,&lt;30,110&gt;,&lt;30,111&gt;)),error("Name el is not in scope",|project://rascal/src/org/rascalmpl/library/lang/rascal/tests/functionality/ConcretePatternTests2.rsc|(2731,2,&lt;41,227&gt;,&lt;41,229&gt;)),error("Name c is not in scope",|project://rascal/src/org/rascalmpl/library/lang/rascal/tests/functionality/ConcretePatternTests2.rsc|(1806,1,&lt;37,155&gt;,&lt;37,156&gt;)),error("Name c is not in scope",|project://rascal/src/org/rascalmpl/library/lang/rascal/tests/functionality/ConcretePatternTests2.rsc|(2018,1,&lt;38,160&gt;,&lt;38,161&gt;)),error("Name c is not in scope",|project://rascal/src/org/rascalmpl/library/lang/rascal/tests/functionality/ConcretePatternTests2.rsc|(2226,1,&lt;39,160&gt;,&lt;39,161&gt;)),error("Name c is not in scope",|project://rascal/src/org/rascalmpl/library/lang/rascal/tests/functionality/ConcretePatternTests2.rsc|(1354,1,&lt;33,150&gt;,&lt;33,151&gt;)),error("Name el is not in scope",|project://rascal/src/org/rascalmpl/library/lang/rascal/tests/functionality/ConcretePatternTests2.rsc|(2488,2,&lt;40,214&gt;,&lt;40,216&gt;)),error("Name th is not in scope",|project://rascal/src/org/rascalmpl/library/lang/rascal/tests/functionality/ConcretePatternTests2.rsc|(2242,2,&lt;39,176&gt;,&lt;39,178&gt;)),error("Name th is not in scope",|project://rascal/src/org/rascalmpl/library/lang/rascal/tests/functionality/ConcretePatternTests2.rsc|(2034,2,&lt;38,176&gt;,&lt;38,178&gt;)),error("Name th is not in scope",|project://rascal/src/org/rascalmpl/library/lang/rascal/tests/functionality/ConcretePatternTests2.rsc|(1822,2,&lt;37,171&gt;,&lt;37,173&gt;)),error("Name x is not in scope",|project://rascal/src/org/rascalmpl/library/lang/rascal/tests/functionality/ConcretePatternTests2.rsc|(908,1,&lt;30,94&gt;,&lt;30,95&gt;)),error("Name el is not in scope",|project://rascal/src/org/rascalmpl/library/lang/rascal/tests/functionality/ConcretePatternTests2.rsc|(1397,2,&lt;33,193&gt;,&lt;33,195&gt;)),error("Name el is not in scope",|project://rascal/src/org/rascalmpl/library/lang/rascal/tests/functionality/ConcretePatternTests2.rsc|(2050,2,&lt;38,192&gt;,&lt;38,194&gt;)),error("Name el is not in scope",|project://rascal/src/org/rascalmpl/library/lang/rascal/tests/functionality/ConcretePatternTests2.rsc|(1842,2,&lt;37,191&gt;,&lt;37,193&gt;)),error("Name el is not in scope",|project://rascal/src/org/rascalmpl/library/lang/rascal/tests/functionality/ConcretePatternTests2.rsc|(2258,2,&lt;39,192&gt;,&lt;39,194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SyntaxTests1.rsc|: Cannot execute due to compilation errors: {error("Name Xs is not in scope",|project://rascal/src/org/rascalmpl/library/lang/rascal/tests/functionality/ConcreteSyntaxTests1.rsc|(881,2,&lt;33,77&gt;,&lt;33,79&gt;)),error("Name Xs is not in scope",|project://rascal/src/org/rascalmpl/library/lang/rascal/tests/functionality/ConcreteSyntaxTests1.rsc|(784,2,&lt;31,75&gt;,&lt;31,77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SyntaxTests2.rsc|: Cannot execute due to compilation errors: {error("Unexpected exception EXCEPTION in translateFunctionDeclaration, compiling Pico3: AssertionFailed(\"getLoc2uid |project://rascal/src/org/rascalmpl/library/lang/rascal/tests/functionality/ConcreteSyntaxTests2.rsc|(395,1,\\\&lt;12,47\\\&gt;,\\\&lt;12,48\\\&gt;)\")",|project://rascal/src/org/rascalmpl/library/lang/rascal/tests/functionality/ConcreteSyntaxTests2.rsc|(0,2798,&lt;1,0&gt;,&lt;94,1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Exp/Concrete/NoLayout/Eval.rsc|: Cannot execute due to compilation errors: {error("Name e1 is not in scope",|project://rascal/src/org/rascalmpl/library/demo/lang/Exp/Concrete/NoLayout/Eval.rsc|(428,2,&lt;11,42&gt;,&lt;11,44&gt;)),error("Name e2 is not in scope",|project://rascal/src/org/rascalmpl/library/demo/lang/Exp/Concrete/NoLayout/Eval.rsc|(374,2,&lt;10,53&gt;,&lt;10,55&gt;)),error("Name l is not in scope",|project://rascal/src/org/rascalmpl/library/demo/lang/Exp/Concrete/NoLayout/Eval.rsc|(302,1,&lt;9,46&gt;,&lt;9,47&gt;)),error("Name e2 is not in scope",|project://rascal/src/org/rascalmpl/library/demo/lang/Exp/Concrete/NoLayout/Eval.rsc|(439,2,&lt;11,53&gt;,&lt;11,55&gt;)),error("Name e is not in scope",|project://rascal/src/org/rascalmpl/library/demo/lang/Exp/Concrete/NoLayout/Eval.rsc|(485,1,&lt;12,34&gt;,&lt;12,35&gt;)),error("Name e1 is not in scope",|project://rascal/src/org/rascalmpl/library/demo/lang/Exp/Concrete/NoLayout/Eval.rsc|(363,2,&lt;10,42&gt;,&lt;10,44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Exp/Concrete/WithLayout/Eval.rsc|: Cannot execute due to compilation errors: {error("Name e2 is not in scope",|project://rascal/src/org/rascalmpl/library/demo/lang/Exp/Concrete/WithLayout/Eval.rsc|(396,2,&lt;10,62&gt;,&lt;10,64&gt;)),error("Name e is not in scope",|project://rascal/src/org/rascalmpl/library/demo/lang/Exp/Concrete/WithLayout/Eval.rsc|(514,1,&lt;12,43&gt;,&lt;12,44&gt;)),error("Name l is not in scope",|project://rascal/src/org/rascalmpl/library/demo/lang/Exp/Concrete/WithLayout/Eval.rsc|(321,1,&lt;9,53&gt;,&lt;9,54&gt;)),error("Name e2 is not in scope",|project://rascal/src/org/rascalmpl/library/demo/lang/Exp/Concrete/WithLayout/Eval.rsc|(465,2,&lt;11,62&gt;,&lt;11,64&gt;)),error("Name e1 is not in scope",|project://rascal/src/org/rascalmpl/library/demo/lang/Exp/Concrete/WithLayout/Eval.rsc|(385,2,&lt;10,51&gt;,&lt;10,53&gt;)),error("Name e1 is not in scope",|project://rascal/src/org/rascalmpl/library/demo/lang/Exp/Concrete/WithLayout/Eval.rsc|(454,2,&lt;11,51&gt;,&lt;11,53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ConcreteSyntax.rsc|: Cannot execute due to compilation errors: {error("Name a2 is not in scope",|project://rascal/src/org/rascalmpl/library/lang/rascal/syntax/tests/ConcreteSyntax.rsc|(805,2,&lt;39,78&gt;,&lt;39,80&gt;)),error("Name a3 is not in scope",|project://rascal/src/org/rascalmpl/library/lang/rascal/syntax/tests/ConcreteSyntax.rsc|(1024,2,&lt;41,106&gt;,&lt;41,108&gt;)),error("Name a1 is not in scope",|project://rascal/src/org/rascalmpl/library/lang/rascal/syntax/tests/ConcreteSyntax.rsc|(788,2,&lt;39,61&gt;,&lt;39,63&gt;)),error("Name s1 is not in scope",|project://rascal/src/org/rascalmpl/library/lang/rascal/syntax/tests/ConcreteSyntax.rsc|(2493,2,&lt;79,66&gt;,&lt;79,68&gt;)),error("Name a2 is not in scope",|project://rascal/src/org/rascalmpl/library/lang/rascal/syntax/tests/ConcreteSyntax.rsc|(1007,2,&lt;41,89&gt;,&lt;41,91&gt;)),error("Name a2 is not in scope",|project://rascal/src/org/rascalmpl/library/lang/rascal/syntax/tests/ConcreteSyntax.rsc|(903,2,&lt;40,83&gt;,&lt;40,85&gt;)),error("Name a1 is not in scope",|project://rascal/src/org/rascalmpl/library/lang/rascal/syntax/tests/ConcreteSyntax.rsc|(886,2,&lt;40,66&gt;,&lt;40,68&gt;)),error("Name a1 is not in scope",|project://rascal/src/org/rascalmpl/library/lang/rascal/syntax/tests/ConcreteSyntax.rsc|(990,2,&lt;41,72&gt;,&lt;41,74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ExpressionGrammars.rsc|: Cannot execute due to compilation errors: {error("Name a is not in scope",|project://rascal/src/org/rascalmpl/library/lang/rascal/syntax/tests/ExpressionGrammars.rsc|(1233,1,&lt;44,62&gt;,&lt;44,63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PreBootstrap.rsc|: Cannot execute due to compilation errors: {error("Unexpected exception EXCEPTION in translateFunctionDeclaration, compiling lit: AssertionFailed(\"getLoc2uid |project://rascal/src/org/rascalmpl/library/lang/rascal/syntax/tests/PreBootstrap.rsc|(248,1,\\\&lt;8,63\\\&gt;,\\\&lt;8,64\\\&gt;)\")",|project://rascal/src/org/rascalmpl/library/lang/rascal/syntax/tests/PreBootstrap.rsc|(0,598,&lt;1,0&gt;,&lt;12,77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esult = false, [load: 18603 msec, execute: 29946673 msec]</text:p>
          </table:table-cell>
          <table:table-cell table:number-columns-repeated="1023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interpreted)" table:style-name="ta1">
        <table:table-column table:style-name="co2" table:number-columns-repeated="1024" table:default-cell-style-name="ce7"/>
        <table:table-row table:style-name="ro1">
          <table:table-cell table:style-name="ce6" office:value-type="string" calcext:value-type="string">
            <text:p>TESTS RUN AT $2015-07-31T19:45:37.980+00:00$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Expressions.rsc|: 266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Examples/Run.rsc|: 7 tests executed; 0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TEST SUMMARY: 520 tests executed; 4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esult = false, [load: 20430 msec, execute: 3374871 msec]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Compiled 2x)" table:style-name="ta1">
        <table:table-column table:style-name="co2" table:number-columns-repeated="1024" table:default-cell-style-name="ce7"/>
        <table:table-row table:style-name="ro1">
          <table:table-cell table:style-name="ce6" office:value-type="string" calcext:value-type="string">
            <text:p>TESTS RUN AT $2015-07-30T20:12:57.229+00:00$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Expressions.rsc|: 266 tests executed; 3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Expressions.rsc|(19229,91,&lt;297,0&gt;,&lt;297,9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Expressions.rsc|(19106,122,&lt;296,0&gt;,&lt;296,122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Expressions.rsc|(19041,64,&lt;295,0&gt;,&lt;295,64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TEST SUMMARY: 513 tests executed; 7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esult = false, [load: 18113 msec, execute: 3164107 msec]</text:p>
          </table:table-cell>
          <table:table-cell table:number-columns-repeated="1023"/>
        </table:table-row>
        <table:table-row table:style-name="ro1" table:number-rows-repeated="76">
          <table:table-cell table:style-name="ce6"/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 style:data-style-name="N2" text:time-value="08:10:51.38679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9-16T12:16:01.765660000</dc:date>
    <meta:editing-duration>P77DT7H15M38S</meta:editing-duration>
    <meta:editing-cycles>244</meta:editing-cycles>
    <meta:generator>LibreOffice/5.0.1.2$MacOSX_X86_64 LibreOffice_project/81898c9f5c0d43f3473ba111d7b351050be20261</meta:generator>
    <meta:document-statistic meta:table-count="5" meta:cell-count="686" meta:object-count="0"/>
  </office:meta>
</office:document-meta>
</file>